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9966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3cm"/>
    </style:style>
    <style:style style:name="gr9" style:family="graphic" style:parent-style-name="standard">
      <style:graphic-properties draw:stroke="none" svg:stroke-color="#000000" draw:fill="none" draw:fill-color="#ffffff" fo:min-height="1.4cm"/>
    </style:style>
    <style:style style:name="gr10" style:family="graphic" style:parent-style-name="standard">
      <style:graphic-properties draw:stroke="none" svg:stroke-color="#000000" draw:fill="none" draw:fill-color="#ffffff" fo:min-height="2.2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color="#ff9966"/>
    </style:style>
    <style:style style:name="T1" style:family="text">
      <style:text-properties fo:color="#ff99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9.3cm" svg:x="7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3cm" svg:height="2.2cm" svg:x="7.8cm" svg:y="6.5cm">
          <text:p text:style-name="P1">Restore </text:p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3cm" svg:height="2.2cm" svg:x="11.7cm" svg:y="6.5cm">
          <text:p text:style-name="P1">Apply </text:p>
          <text:p text:style-name="P1">requ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3.3cm" svg:height="2.2cm" svg:x="15.6cm" svg:y="6.5cm">
          <text:p text:style-name="P1">Process </text:p>
          <text:p text:style-name="P1">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3cm" svg:height="2.2cm" svg:x="19.5cm" svg:y="6.5cm">
          <text:p text:style-name="P1">Process</text:p>
          <text:p text:style-name="P1">valid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3.3cm" svg:height="2.2cm" svg:x="23.4cm" svg:y="6.5cm">
          <text:p text:style-name="P1">Process</text:p>
          <text:p text:style-name="P1">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3.3cm" svg:height="2.2cm" svg:x="23.4cm" svg:y="13.1cm">
          <text:p text:style-name="P1">Update </text:p>
          <text:p text:style-name="P1">model</text:p>
          <text:p text:style-name="P1">value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3.3cm" svg:height="2.2cm" svg:x="19.5cm" svg:y="13.1cm">
          <text:p text:style-name="P1">Process </text:p>
          <text:p text:style-name="P1">even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3.3cm" svg:height="2.2cm" svg:x="15.7cm" svg:y="13.1cm">
          <text:p text:style-name="P1">Invoke </text:p>
          <text:p text:style-name="P1"><text:s/>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3.3cm" svg:height="2.2cm" svg:x="11.8cm" svg:y="13.1cm">
          <text:p text:style-name="P1">Process </text:p>
          <text:p text:style-name="P1">even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3cm" svg:height="2.2cm" svg:x="7.9cm" svg:y="13.1cm">
          <text:p text:style-name="P1">Render </text:p>
          <text:p text:style-name="P1">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7cm" svg:y1="12.3cm" svg:x2="13.9cm" svg:y2="12.3cm">
          <text:p/>
        </draw:line>
        <draw:line draw:style-name="gr4" draw:text-style-name="P1" draw:layer="layout" svg:x1="12.7cm" svg:y1="12.3cm" svg:x2="12.7cm" svg:y2="13.1cm">
          <text:p/>
        </draw:line>
        <draw:line draw:style-name="gr3" draw:text-style-name="P1" draw:layer="layout" svg:x1="20.1cm" svg:y1="12.3cm" svg:x2="21.3cm" svg:y2="12.3cm">
          <text:p/>
        </draw:line>
        <draw:line draw:style-name="gr4" draw:text-style-name="P1" draw:layer="layout" svg:x1="20.1cm" svg:y1="12.3cm" svg:x2="20.1cm" svg:y2="13.1cm">
          <text:p/>
        </draw:line>
        <draw:connector draw:style-name="gr3" draw:text-style-name="P1" draw:layer="layout" draw:type="line" svg:x1="11.1cm" svg:y1="7.6cm" svg:x2="11.7cm" svg:y2="7.6cm" draw:start-shape="id1" draw:start-glue-point="1" draw:end-shape="id2" draw:end-glue-point="3" svg:d="m11100 7600h600" svg:viewBox="0 0 601 1">
          <text:p/>
        </draw:connector>
        <draw:connector draw:style-name="gr3" draw:text-style-name="P1" draw:layer="layout" draw:type="line" svg:x1="15cm" svg:y1="7.6cm" svg:x2="15.6cm" svg:y2="7.6cm" draw:start-shape="id2" draw:start-glue-point="1" draw:end-shape="id3" draw:end-glue-point="3" svg:d="m15000 7600h600" svg:viewBox="0 0 601 1">
          <text:p/>
        </draw:connector>
        <draw:connector draw:style-name="gr3" draw:text-style-name="P1" draw:layer="layout" draw:type="line" svg:x1="18.9cm" svg:y1="7.6cm" svg:x2="19.5cm" svg:y2="7.6cm" draw:start-shape="id3" draw:start-glue-point="1" draw:end-shape="id4" draw:end-glue-point="3" svg:d="m18900 7600h600" svg:viewBox="0 0 601 1">
          <text:p/>
        </draw:connector>
        <draw:connector draw:style-name="gr3" draw:text-style-name="P1" draw:layer="layout" draw:type="line" svg:x1="22.8cm" svg:y1="7.6cm" svg:x2="23.4cm" svg:y2="7.6cm" draw:start-shape="id4" draw:start-glue-point="1" draw:end-shape="id5" draw:end-glue-point="3" svg:d="m22800 7600h600" svg:viewBox="0 0 601 1">
          <text:p/>
        </draw:connector>
        <draw:connector draw:style-name="gr3" draw:text-style-name="P1" draw:layer="layout" draw:type="line" svg:x1="23.4cm" svg:y1="14.2cm" svg:x2="22.8cm" svg:y2="14.2cm" draw:start-shape="id6" draw:start-glue-point="3" draw:end-shape="id7" svg:d="m23400 14200h-600" svg:viewBox="0 0 601 1">
          <text:p/>
        </draw:connector>
        <draw:connector draw:style-name="gr3" draw:text-style-name="P1" draw:layer="layout" draw:type="line" svg:x1="19.5cm" svg:y1="14.2cm" svg:x2="19cm" svg:y2="14.2cm" draw:start-shape="id7" draw:start-glue-point="3" draw:end-shape="id8" draw:end-glue-point="1" svg:d="m19500 14200h-500" svg:viewBox="0 0 501 1">
          <text:p/>
        </draw:connector>
        <draw:connector draw:style-name="gr3" draw:text-style-name="P1" draw:layer="layout" draw:type="line" svg:x1="15.7cm" svg:y1="14.2cm" svg:x2="15.1cm" svg:y2="14.2cm" draw:start-shape="id8" draw:start-glue-point="3" draw:end-shape="id9" draw:end-glue-point="1" svg:d="m15700 14200h-600" svg:viewBox="0 0 601 1">
          <text:p/>
        </draw:connector>
        <draw:connector draw:style-name="gr3" draw:text-style-name="P1" draw:layer="layout" draw:type="line" svg:x1="11.8cm" svg:y1="14.2cm" svg:x2="11.2cm" svg:y2="14.2cm" draw:start-shape="id9" draw:start-glue-point="3" draw:end-shape="id10" draw:end-glue-point="1" svg:d="m11800 14200h-600" svg:viewBox="0 0 601 1">
          <text:p/>
        </draw:connector>
        <draw:line draw:style-name="gr3" draw:text-style-name="P1" draw:layer="layout" svg:x1="12.7cm" svg:y1="5.7cm" svg:x2="13.9cm" svg:y2="5.7cm">
          <text:p/>
        </draw:line>
        <draw:line draw:style-name="gr4" draw:text-style-name="P1" draw:layer="layout" svg:x1="12.7cm" svg:y1="5.7cm" svg:x2="12.7cm" svg:y2="6.5cm">
          <text:p/>
        </draw:line>
        <draw:line draw:style-name="gr3" draw:text-style-name="P1" draw:layer="layout" svg:x1="4.3cm" svg:y1="7.5cm" svg:x2="7.8cm" svg:y2="7.5cm">
          <text:p/>
        </draw:line>
        <draw:line draw:style-name="gr3" draw:text-style-name="P1" draw:layer="layout" svg:x1="7.9cm" svg:y1="14.2cm" svg:x2="4.4cm" svg:y2="14.2cm">
          <text:p/>
        </draw:line>
        <draw:frame draw:style-name="gr5" draw:layer="layout" svg:width="4.4cm" svg:height="2.15cm" svg:x="11.8cm" svg:y="3.9cm">
          <draw:text-box>
            <text:p>Response</text:p>
            <text:p>complete</text:p>
          </draw:text-box>
        </draw:frame>
        <draw:frame draw:style-name="gr6" draw:layer="layout" svg:width="4.4cm" svg:height="1.673cm" svg:x="19.2cm" svg:y="10.6cm">
          <draw:text-box>
            <text:p>Response</text:p>
            <text:p>complete</text:p>
          </draw:text-box>
        </draw:frame>
        <draw:frame draw:style-name="gr5" draw:layer="layout" svg:width="4.4cm" svg:height="2.15cm" svg:x="11.8cm" svg:y="3.9cm">
          <draw:text-box>
            <text:p>Response</text:p>
            <text:p>complete</text:p>
          </draw:text-box>
        </draw:frame>
        <draw:frame draw:style-name="gr5" draw:layer="layout" svg:width="4.4cm" svg:height="2.15cm" svg:x="11.7cm" svg:y="10.55cm">
          <draw:text-box>
            <text:p>Response</text:p>
            <text:p>complete</text:p>
          </draw:text-box>
        </draw:frame>
        <draw:line draw:style-name="gr3" draw:text-style-name="P1" draw:layer="layout" svg:x1="24.9cm" svg:y1="5.7cm" svg:x2="26.1cm" svg:y2="5.7cm">
          <text:p/>
        </draw:line>
        <draw:line draw:style-name="gr4" draw:text-style-name="P1" draw:layer="layout" svg:x1="24.9cm" svg:y1="5.7cm" svg:x2="24.9cm" svg:y2="6.5cm">
          <text:p/>
        </draw:line>
        <draw:frame draw:style-name="gr5" draw:layer="layout" svg:width="4.4cm" svg:height="2.15cm" svg:x="23.9cm" svg:y="3.95cm">
          <draw:text-box>
            <text:p>Response</text:p>
            <text:p>complete</text:p>
          </draw:text-box>
        </draw:frame>
        <draw:connector draw:style-name="gr3" draw:text-style-name="P1" draw:layer="layout" draw:type="line" svg:x1="25.05cm" svg:y1="8.7cm" svg:x2="25.05cm" svg:y2="13.1cm" draw:start-shape="id5" draw:start-glue-point="2" draw:end-shape="id6" draw:end-glue-point="0" svg:d="m25050 8700v4400" svg:viewBox="0 0 1 4401">
          <text:p/>
        </draw:connector>
        <draw:connector draw:style-name="gr3" draw:text-style-name="P1" draw:layer="layout" draw:line-skew="-0.901cm" svg:x1="17.25cm" svg:y1="8.7cm" svg:x2="9.55cm" svg:y2="13.1cm" draw:start-shape="id3" draw:start-glue-point="2" draw:end-shape="id10" draw:end-glue-point="0" svg:d="m17250 8700v1300h-7700v3100" svg:viewBox="0 0 7701 4401">
          <text:p/>
        </draw:connector>
        <draw:frame draw:style-name="gr7" draw:layer="layout" svg:width="6.6cm" svg:height="1.25cm" svg:x="11.7cm" svg:y="9.15cm">
          <draw:text-box>
            <text:p>Render response</text:p>
          </draw:text-box>
        </draw:frame>
        <draw:connector draw:style-name="gr3" draw:text-style-name="P1" draw:layer="layout" draw:line-skew="0.698cm" svg:x1="21.15cm" svg:y1="15.3cm" svg:x2="9.55cm" svg:y2="15.3cm" draw:start-shape="id7" draw:start-glue-point="2" draw:end-shape="id10" draw:end-glue-point="2" svg:d="m21150 15300v1200h-11600v-1200" svg:viewBox="0 0 11601 1201">
          <text:p/>
        </draw:connector>
        <draw:connector draw:style-name="gr3" draw:text-style-name="P1" draw:layer="layout" draw:line-skew="0cm 1.898cm" svg:x1="26.7cm" svg:y1="7.6cm" svg:x2="9.55cm" svg:y2="15.3cm" draw:start-shape="id5" draw:start-glue-point="1" draw:end-shape="id10" draw:end-glue-point="2" svg:d="m26700 7600h502v10100h-17652v-2400" svg:viewBox="0 0 17653 10101">
          <text:p/>
        </draw:connector>
        <draw:frame draw:style-name="gr8" draw:text-style-name="P2" draw:layer="layout" svg:width="3.7cm" svg:height="1.55cm" svg:x="8cm" svg:y="5.3cm">
          <draw:text-box draw:corner-radius="0.6cm">
            <text:p text:style-name="P2"><text:span text:style-name="T1">Facelets</text:span></text:p>
          </draw:text-box>
        </draw:frame>
        <draw:frame draw:style-name="gr9" draw:layer="layout" svg:width="3.1cm" svg:height="1.673cm" svg:x="4.4cm" svg:y="5.827cm">
          <draw:text-box>
            <text:p>Faces </text:p>
            <text:p>request</text:p>
          </draw:text-box>
        </draw:frame>
        <draw:frame draw:style-name="gr10" draw:layer="layout" svg:width="3.2cm" svg:height="2.45cm" svg:x="4.6cm" svg:y="12.55cm">
          <draw:text-box>
            <text:p>Faces</text:p>
            <text:p>response</text:p>
          </draw:text-box>
        </draw:frame>
        <draw:frame draw:style-name="gr11" draw:layer="layout" svg:width="10.7cm" svg:height="0.962cm" svg:x="10.2cm" svg:y="15.638cm">
          <draw:text-box>
            <text:p>Conversion errors / render response</text:p>
          </draw:text-box>
        </draw:frame>
        <draw:frame draw:style-name="gr12" draw:layer="layout" svg:width="16.3cm" svg:height="1.75cm" svg:x="10.3cm" svg:y="16.85cm">
          <draw:text-box>
            <text:p>Validation / conversion errors / render 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13:17:09</meta:creation-date>
    <dc:date>2013-07-18T13:50:29</dc:date>
    <meta:editing-duration>PT1M33S</meta:editing-duration>
    <meta:editing-cycles>1</meta:editing-cycles>
    <meta:document-statistic meta:object-count="44"/>
    <meta:generator>LibreOffice/4.0.3.3$MacOSX_x86 LibreOffice_project/0eaa50a932c8f2199a615e1eb30f7ac74279539</meta:generator>
  </office:meta>
</office:document-meta>
</file>